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2" svg:font-family="Arial" style:font-adornments="Gr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1696b8" officeooo:paragraph-rsid="000b52cb"/>
    </style:style>
    <style:style style:name="P2" style:family="paragraph" style:parent-style-name="Heading_20_1">
      <style:text-properties officeooo:paragraph-rsid="000ffd90"/>
    </style:style>
    <style:style style:name="P3" style:family="paragraph" style:parent-style-name="Heading_20_1">
      <style:text-properties officeooo:rsid="000ffd90" officeooo:paragraph-rsid="000ffd90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221423"/>
    </style:style>
    <style:style style:name="P6" style:family="paragraph" style:parent-style-name="Heading_20_1">
      <style:paragraph-properties fo:break-before="page"/>
      <style:text-properties officeooo:rsid="001772ab" officeooo:paragraph-rsid="000b52cb"/>
    </style:style>
    <style:style style:name="P7" style:family="paragraph" style:parent-style-name="Heading_20_1">
      <style:paragraph-properties fo:break-before="page"/>
      <style:text-properties officeooo:paragraph-rsid="000b52cb"/>
    </style:style>
    <style:style style:name="P8" style:family="paragraph" style:parent-style-name="Heading_20_1">
      <style:paragraph-properties fo:break-before="page"/>
      <style:text-properties officeooo:paragraph-rsid="000ffd90"/>
    </style:style>
    <style:style style:name="P9" style:family="paragraph" style:parent-style-name="Heading_20_1" style:list-style-name="">
      <style:paragraph-properties fo:break-before="page"/>
      <style:text-properties officeooo:rsid="000ffd90" officeooo:paragraph-rsid="000ffd90"/>
    </style:style>
    <style:style style:name="T1" style:family="text">
      <style:text-properties officeooo:rsid="001772ab"/>
    </style:style>
    <style:style style:name="T2" style:family="text">
      <style:text-properties officeooo:rsid="001696b8"/>
    </style:style>
    <style:style style:name="T3" style:family="text">
      <style:text-properties officeooo:rsid="00221423"/>
    </style:style>
    <style:style style:name="T4" style:family="text">
      <style:text-properties officeooo:rsid="000723f5"/>
    </style:style>
    <style:style style:name="T5" style:family="text">
      <style:text-properties officeooo:rsid="0023c264"/>
    </style:style>
    <style:style style:name="T6" style:family="text">
      <style:text-properties officeooo:rsid="000ed03d"/>
    </style:style>
    <style:style style:name="T7" style:family="text">
      <style:text-properties officeooo:rsid="000f0bbc"/>
    </style:style>
    <style:style style:name="T8" style:family="text">
      <style:text-properties officeooo:rsid="000ffd90"/>
    </style:style>
    <style:style style:name="T9" style:family="text">
      <style:text-properties style:font-name="Arial2" style:font-name-asian="Microsoft YaHei" style:font-name-complex="Mang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léments sur les calculs</text:h>
      <text:h text:style-name="P8" text:outline-level="1"><text:span text:style-name="T8">Racines carrées</text:span></text:h>
      <text:h text:style-name="P8" text:outline-level="1">Vecteurs <text:span text:style-name="T2">1 –</text:span> <text:span text:style-name="T3">Introduction</text:span></text:h>
      <text:h text:style-name="P5" text:outline-level="1">Équations</text:h>
      <text:h text:style-name="P5" text:outline-level="1">Algorithmique <text:span text:style-name="T6">1</text:span></text:h>
      <text:h text:style-name="P8" text:outline-level="1">Fonctions 1 – <text:span text:style-name="T3">Introduction</text:span></text:h>
      <text:h text:style-name="P8" text:outline-level="1"><text:span text:style-name="T3">Vecteurs 2 – </text:span>Repères</text:h>
      <text:h text:style-name="P4" text:outline-level="1">Statistiques</text:h>
      <text:h text:style-name="P8" text:outline-level="1">Fonctions <text:span text:style-name="T4">2 –</text:span> <text:span text:style-name="T3">Propriétés</text:span></text:h>
      <text:h text:style-name="P8" text:outline-level="1"><text:span text:style-name="T1">Vecteurs 3 –</text:span> <text:span text:style-name="T5">Colinéarité</text:span></text:h>
      <text:h text:style-name="P8" text:outline-level="1">Probabilités</text:h>
      <text:h text:style-name="P8" text:outline-level="1">Fonctions <text:span text:style-name="T8">3<text:line-break/>Fonctions de références</text:span></text:h>
      <text:h text:style-name="P3" text:outline-level="1">+ polynômes de degré 2</text:h>
      <text:h text:style-name="P6" text:outline-level="1">Géométrie plane</text:h>
      <text:h text:style-name="P9" text:outline-level="1">Systèmes linéaires 2<text:span text:style-name="T9">×</text:span>2</text:h>
      <text:h text:style-name="P8" text:outline-level="1"><text:span text:style-name="T8">Inéquations</text:span></text:h>
      <text:h text:style-name="P8" text:outline-level="1"><text:span text:style-name="T8">Algorithmique 2</text:span></text:h>
      <text:h text:style-name="P8" text:outline-level="1">Équations de droites</text:h>
      <text:h text:style-name="P8" text:outline-level="1">Fluctuation d'échantillonnage<text:line-break/>Simulations</text:h>
      <text:h text:style-name="P8" text:outline-level="1">Fonctions <text:span text:style-name="T8">4</text:span></text:h>
      <text:h text:style-name="P2" text:outline-level="1"><text:span text:style-name="T2">Intersections et positions relatives de courbes</text:span></text:h>
      <text:h text:style-name="P7" text:outline-level="1">Trigonométrie</text:h>
      <text:h text:style-name="P4" text:outline-level="1">Géométrie dans l'espac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2" svg:font-family="Arial" style:font-adornments="Gr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101cm" loext:contextual-spacing="false" fo:text-indent="0cm" style:auto-text-indent="false" fo:keep-with-next="always">
        <style:tab-stops>
          <style:tab-stop style:position="19.001cm" style:type="right"/>
        </style:tab-stops>
      </style:paragraph-properties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style:font-name="Arial1" fo:font-family="Arial" style:font-style-name="Gras" style:font-family-generic="swiss" style:font-pitch="variable" fo:font-size="32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20_Symbols" text:bullet-char="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22:11:19.811000000</meta:creation-date>
    <dc:date>2018-07-26T11:52:19.680000000</dc:date>
    <meta:editing-duration>PT41M57S</meta:editing-duration>
    <meta:editing-cycles>5</meta:editing-cycles>
    <meta:generator>LibreOffice/5.3.7.2$Windows_X86_64 LibreOffice_project/6b8ed514a9f8b44d37a1b96673cbbdd077e24059</meta:generator>
    <meta:print-date>2014-09-02T22:31:11.539000000</meta:print-date>
    <meta:document-statistic meta:table-count="0" meta:image-count="0" meta:object-count="0" meta:page-count="21" meta:paragraph-count="23" meta:word-count="62" meta:character-count="484" meta:non-whitespace-character-count="440"/>
  </office:meta>
</office:document-meta>
</file>